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.0431in" fo:margin-left="0.8896in" table:align="left"/>
    </style:style>
    <style:style style:name="Table1.A" style:family="table-column">
      <style:table-column-properties style:column-width="2.0431in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ejaVu Sans Mono" fo:font-size="10pt" style:font-name-asian="DejaVu Sans1" style:font-size-asian="10pt" style:font-name-complex="DejaVu Sans Mono" style:font-size-complex="10pt"/>
    </style:style>
    <style:style style:name="P2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cc0000"/>
    </style:style>
    <style:style style:name="P5" style:family="paragraph" style:parent-style-name="Preformatted_20_Text">
      <style:text-properties fo:font-style="normal" style:font-style-asian="normal" style:font-style-complex="normal"/>
    </style:style>
    <style:style style:name="P6" style:family="paragraph" style:parent-style-name="Preformatted_20_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cc0000"/>
    </style:style>
    <style:style style:name="T7" style:family="text">
      <style:text-properties fo:color="#cc0000" style:text-underline-style="solid" style:text-underline-width="auto" style:text-underline-color="font-color"/>
    </style:style>
    <style:style style:name="T8" style:family="text">
      <style:text-properties fo:color="#cc0000" style:text-underline-style="none"/>
    </style:style>
    <style:style style:name="T9" style:family="text">
      <style:text-properties fo:color="#23ff23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style:use-window-font-color="true" fo:font-style="normal" style:font-style-asian="normal" style:font-style-complex="normal"/>
    </style:style>
    <style:style style:name="T14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now the work environment</text:p>
      <text:p text:style-name="P3"><text:tab/><text:tab/>1. JIRA for task track | get help(from IT | FAC etc.) anything</text:p>
      <text:p text:style-name="Preformatted_20_Text"><text:tab/><text:tab/><text:tab/><text:a xlink:type="simple" xlink:href="http://jira.anim.odw.com.cn/">http://jira.anim.odw.com.cn/</text:a></text:p>
      <text:p text:style-name="Preformatted_20_Text"><text:tab/><text:tab/><text:tab/><text:tab/>for example ask FAC for a trash bin</text:p>
      <text:p text:style-name="Preformatted_20_Text"/>
      <text:p text:style-name="P3"><text:tab/><text:tab/>2. mail | Pidgin for communication</text:p>
      <text:p text:style-name="Preformatted_20_Text"><text:tab/><text:tab/><text:tab/><text:a xlink:type="simple" xlink:href="https://mail.zoho.com/">https://mail.zoho.com/</text:a></text:p>
      <text:p text:style-name="Preformatted_20_Text"><text:tab/><text:tab/><text:tab/>[Applications]-&gt;[Internet]-&gt;[Pidgin...] chat room (im.anim.odw.com.cn/pipe)</text:p>
      <text:p text:style-name="Preformatted_20_Text"/>
      <text:p text:style-name="P3"><text:tab/><text:tab/>3. git for code version control</text:p>
      <text:p text:style-name="Preformatted_20_Text"><text:tab/><text:tab/><text:tab/><text:a xlink:type="simple" xlink:href="http://github.anim.odw.com.cn/">http://github.anim.odw.com.cn/</text:a></text:p>
      <text:p text:style-name="Preformatted_20_Text"><text:tab/><text:tab/></text:p>
      <text:p text:style-name="P3"><text:tab/><text:tab/>4. Organization structure</text:p>
      <text:p text:style-name="Preformatted_20_Text"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Artist <text:s text:c="5"/>Users</text:p>
          </table:table-cell>
        </table:table-row>
        <table:table-row>
          <table:table-cell table:style-name="Table1.A5" office:value-type="string">
            <text:p text:style-name="P1">TD <text:s text:c="9"/>helpers</text:p>
          </table:table-cell>
        </table:table-row>
        <table:table-row>
          <table:table-cell table:style-name="Table1.A5" office:value-type="string">
            <text:p text:style-name="P1">R&amp;D <text:s text:c="8"/>Us</text:p>
          </table:table-cell>
        </table:table-row>
        <table:table-row>
          <table:table-cell table:style-name="Table1.A5" office:value-type="string">
            <text:p text:style-name="P1">DevOps <text:s text:c="5"/>Samuel</text:p>
          </table:table-cell>
        </table:table-row>
        <table:table-row>
          <table:table-cell table:style-name="Table1.A5" office:value-type="string">
            <text:p text:style-name="P1">Dijops/IT <text:s text:c="2"/>Naidu</text:p>
          </table:table-cell>
        </table:table-row>
      </table:table>
      <text:p text:style-name="Preformatted_20_Text"/>
      <text:p text:style-name="P3"><text:tab/><text:tab/>5. AX for asset</text:p>
      <text:p text:style-name="P8"><text:tab/><text:tab/><text:tab/><text:a xlink:type="simple" xlink:href="http://ax.anim.odw.com.cn/main/?tab=kfp3&amp;collection_id=4">http://ax.anim.odw.com.cn/main/?tab=kfp3&amp;collection_id=4</text:a></text:p>
      <text:p text:style-name="P3"><text:tab/><text:tab/><text:tab/></text:p>
      <text:p text:style-name="P2">know the develop environment</text:p>
      <text:p text:style-name="P3"><text:tab/><text:tab/>1. develop work-flow </text:p>
      <text:p text:style-name="Preformatted_20_Text"><text:tab/><text:tab/><text:tab/>1. create task in JIRA</text:p>
      <text:p text:style-name="Preformatted_20_Text"><text:tab/><text:tab/><text:tab/>2. use <text:span text:style-name="T1">scm_create</text:span> or <text:span text:style-name="T1">scm_clone</text:span> to create or clone a module </text:p>
      <text:p text:style-name="Preformatted_20_Text"><text:tab/><text:tab/><text:tab/>3. use <text:span text:style-name="T1">scm_develop</text:span> <text:span text:style-name="T2">JIRA-TaskID</text:span> start a new branch for your work</text:p>
      <text:p text:style-name="Preformatted_20_Text"><text:tab/><text:tab/><text:tab/>...still miss if we have?</text:p>
      <text:p text:style-name="Preformatted_20_Text"><text:span text:style-name="T8"><text:tab/><text:tab/><text:tab/></text:span><text:span text:style-name="T7">code-review</text:span><text:span text:style-name="T6"> </text:span></text:p>
      <text:p text:style-name="Preformatted_20_Text"><text:span text:style-name="T8"><text:tab/><text:tab/><text:tab/></text:span><text:span text:style-name="T7">pre-checkin-test</text:span></text:p>
      <text:p text:style-name="Preformatted_20_Text"><text:span text:style-name="T8"><text:tab/><text:tab/><text:tab/></text:span><text:span text:style-name="T6">checkin</text:span></text:p>
      <text:p text:style-name="P4"><text:tab/><text:tab/><text:tab/>repo-build/test-report</text:p>
      <text:p text:style-name="P4"><text:tab/><text:tab/><text:tab/>resolve task to QA</text:p>
      <text:p text:style-name="P4"><text:tab/><text:tab/><text:tab/>performance-test-report</text:p>
      <text:p text:style-name="P4"><text:tab/><text:tab/><text:tab/></text:p>
      <text:p text:style-name="Preformatted_20_Text"/>
      <text:p text:style-name="P3"><text:tab/><text:tab/>2. module/app develop work-flow</text:p>
      <text:p text:style-name="Preformatted_20_Text"><text:tab/><text:tab/><text:tab/>1. use <text:span text:style-name="T1">rez-env</text:span> <text:span text:style-name="T2">module-name </text:span><text:span text:style-name="T3">to work in any dependence software environment</text:span></text:p>
      <text:p text:style-name="P5"><text:tab/><text:tab/><text:tab/><text:tab/><text:tab/>ps. check “context file: ~” to see what actually had been done.</text:p>
      <text:p text:style-name="P5"><text:tab/><text:tab/><text:tab/><text:tab/><text:tab/><text:tab/>for-example:<text:tab/>more /tmp/.rez-context.szhipeng.maya.T6uGILLw0v</text:p>
      <text:p text:style-name="P5"><text:tab/><text:tab/></text:p>
      <text:p text:style-name="Preformatted_20_Text"><text:tab/><text:tab/><text:tab/>2. use <text:span text:style-name="T1">rez-run</text:span> app<text:span text:style-name="T2">-name</text:span><text:tab/>to run any app in its dependence software environment</text:p>
      <text:p text:style-name="Preformatted_20_Text"><text:tab/><text:tab/><text:tab/><text:tab/><text:tab/>for-example: <text:tab/>rez-run maya</text:p>
      <text:p text:style-name="Preformatted_20_Text"><text:tab/><text:tab/><text:tab/><text:tab/><text:tab/><text:tab/><text:tab/><text:tab/><text:tab/>rez-run sublime</text:p>
      <text:p text:style-name="Preformatted_20_Text"><text:tab/><text:tab/><text:tab/><text:tab/><text:tab/><text:tab/>ps. <text:span text:style-name="T9">recommend sublime as IDE for coding</text:span></text:p>
      <text:p text:style-name="Preformatted_20_Text"><text:span text:style-name="T9"><text:tab/><text:tab/><text:tab/></text:span><text:span text:style-name="T10">3. use </text:span><text:span text:style-name="T11">scm_install</text:span><text:span text:style-name="T10"> </text:span><text:span text:style-name="T12">-f </text:span><text:span text:style-name="T13">to install your module into packages</text:span></text:p>
      <text:p text:style-name="Preformatted_20_Text"><text:span text:style-name="T13"><text:tab/><text:tab/><text:tab/><text:tab/><text:tab/></text:span><text:span text:style-name="T14">scm_install</text:span><text:span text:style-name="T13"> actually execute “make $(your_module_root)/makefile”</text:span></text:p>
      <text:p text:style-name="Preformatted_20_Text"><text:tab/><text:tab/><text:tab/><text:tab/><text:tab/></text:p>
      <text:p text:style-name="Preformatted_20_Text"><text:tab/><text:tab/><text:tab/>4. use <text:span text:style-name="T1">rez-env/rez-run</text:span> <text:span text:style-name="T2">your-module/app-name </text:span><text:span text:style-name="T3">to test with your module</text:span></text:p>
      <text:p text:style-name="Preformatted_20_Text"><text:span text:style-name="T3"><text:tab/><text:tab/><text:tab/><text:tab/><text:tab/> </text:span><text:span text:style-name="T4">rez-env </text:span><text:span text:style-name="T5">actually </text:span></text:p>
      <text:p text:style-name="Preformatted_20_Text"><text:span text:style-name="T5"><text:tab/><text:tab/><text:tab/><text:tab/><text:tab/><text:tab/>1. execute </text:span><text:span text:style-name="T4">rez-env </text:span><text:span text:style-name="T5">recursively according to </text:span></text:p>
      <text:p text:style-name="Preformatted_20_Text"><text:span text:style-name="T15"><text:tab/><text:tab/><text:tab/><text:tab/><text:tab/><text:tab/><text:tab/>$(your_module_root)/package.yaml – </text:span><text:span text:style-name="T14">requires</text:span><text:span text:style-name="T15"> section.</text:span></text:p>
      <text:p text:style-name="P6"><text:soft-page-break/><text:tab/><text:tab/><text:tab/><text:tab/><text:tab/><text:tab/>2. execute shell command <text:s/>according to </text:p>
      <text:p text:style-name="Preformatted_20_Text"><text:span text:style-name="T15"><text:tab/><text:tab/><text:tab/><text:tab/><text:tab/><text:tab/><text:tab/>$(your_module_root)/package.yaml – </text:span><text:span text:style-name="T14">commands </text:span><text:span text:style-name="T15">section.</text:span></text:p>
      <text:p text:style-name="P6"/>
      <text:p text:style-name="Preformatted_20_Text"><text:span text:style-name="T15"><text:tab/><text:tab/></text:span><text:span text:style-name="T16">3. makefile debug trick</text:span></text:p>
      <text:p text:style-name="P5"><text:tab/><text:tab/><text:tab/><text:tab/>%: </text:p>
      <text:p text:style-name="P5"><text:s text:c="8"/><text:tab/><text:tab/><text:tab/><text:tab/>@echo '$*=$($*)' </text:p>
      <text:p text:style-name="P5"/>
      <text:p text:style-name="P5"><text:tab/><text:tab/><text:tab/><text:tab/>d-%: </text:p>
      <text:p text:style-name="P5"><text:s text:c="8"/><text:tab/><text:tab/><text:tab/><text:tab/>@echo '$*=$($*)' </text:p>
      <text:p text:style-name="P5"><text:tab/><text:tab/><text:tab/><text:tab/> <text:s text:c="6"/>@echo ' <text:s/>origin = $(origin $*)' </text:p>
      <text:p text:style-name="P5"><text:tab/><text:tab/><text:tab/><text:tab/> <text:s text:c="6"/>@echo ' <text:s text:c="2"/>value = $(value <text:s/>$*)' </text:p>
      <text:p text:style-name="P5"><text:tab/><text:tab/><text:tab/><text:tab/> <text:s text:c="6"/>@echo ' <text:s/>flavor = $(flavor $*)' </text:p>
      <text:p text:style-name="P5"/>
      <text:p text:style-name="P5"><text:tab/><text:tab/><text:tab/><text:tab/>1. save this as vars.mk</text:p>
      <text:p text:style-name="P5"><text:tab/><text:tab/><text:tab/><text:tab/>2. use the following shell command to echo variable in makefile</text:p>
      <text:p text:style-name="Preformatted_20_Text"><text:span text:style-name="T3"><text:tab/><text:tab/><text:tab/><text:tab/><text:tab/><text:tab/></text:span><text:span text:style-name="T4">make</text:span><text:span text:style-name="T3"> </text:span><text:span text:style-name="T2">-f target-makefile -f vars.mk</text:span><text:span text:style-name="T3"> </text:span><text:span text:style-name="T2">MAKEFILE_VARIABLE</text:span></text:p>
      <text:p text:style-name="P5"><text:tab/><text:tab/><text:tab/><text:tab/>for more detail</text:p>
      <text:p text:style-name="Preformatted_20_Text"><text:span text:style-name="T3"><text:tab/><text:tab/><text:tab/><text:tab/><text:tab/><text:tab/></text:span><text:span text:style-name="T4">make</text:span><text:span text:style-name="T3"> </text:span><text:span text:style-name="T2">-f target-makefile -f vars.mk</text:span><text:span text:style-name="T3"> </text:span><text:span text:style-name="T4">d-</text:span><text:span text:style-name="T2">MAKEFILE_VARI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2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8T15:02:45</dc:date>
    <dc:creator>Kevin Sun</dc:creator>
    <meta:generator>LibreOffice/3.4$Unix LibreOffice_project/340m1$Build-502</meta:generator>
    <meta:editing-duration>PT2H40M45S</meta:editing-duration>
    <meta:editing-cycles>14</meta:editing-cycles>
    <meta:document-statistic meta:table-count="1" meta:image-count="0" meta:object-count="0" meta:page-count="2" meta:paragraph-count="64" meta:word-count="270" meta:character-count="2236" meta:non-whitespace-character-count="1724"/>
  </office:meta>
</office:document-meta>
</file>